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motor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0:57:01.481616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10-12T10:57:10.651580918</dc:date>
    <meta:editing-duration>PT14H8M46S</meta:editing-duration>
    <meta:editing-cycles>110</meta:editing-cycles>
    <meta:generator>LibreOffice/5.0.4.2$Linux_X86_64 LibreOffice_project/2b9802c1994aa0b7dc6079e128979269cf95bc78</meta:generator>
    <meta:document-statistic meta:table-count="2" meta:cell-count="376" meta:object-count="0"/>
  </office:meta>
</office:document-meta>
</file>